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tarSymbol" svg:font-family="StarSymbol" style:font-family-generic="system" svg:panose-1="2 11 6 4 2 2 2 2 2 4"/>
    <style:font-face style:name="Calibri" svg:font-family="Calibri" style:font-family-generic="swiss" style:font-pitch="variable" svg:panose-1="2 15 5 2 2 2 4 3 2 4"/>
  </office:font-face-decls>
  <office:automatic-styles>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Title" style:master-page-name="MP0" style:family="paragraph">
      <style:paragraph-properties fo:break-before="page" fo:text-align="center"/>
    </style:style>
    <style:style style:name="P3" style:parent-style-name="Heading1" style:family="paragraph">
      <style:paragraph-properties fo:margin-left="0.3in">
        <style:tab-stops/>
      </style:paragraph-properties>
    </style:style>
  </office:automatic-styles>
  <office:body>
    <office:text text:use-soft-page-breaks="true">
      <text:p text:style-name="P1">A comparison of methane decomposition and water-splitting reaction methods as a means to produce molecular hydrogen.</text:p>
      <text:p text:style-name="Author">E. Lunnon, W. Ogle, A. Nicholson, N. Simons</text:p>
      <text:h text:style-name="P3" text:outline-level="1"><text:bookmark-start text:name="sec:abstract"/>Abstract<text:bookmark-end text:name="sec:abstract"/></text:h>
      <text:h text:style-name="Heading1" text:outline-level="1"><text:bookmark-start text:name="sec:introduction"/>Introduction<text:bookmark-end text:name="sec:introduction"/></text:h>
      <text:h text:style-name="Heading1" text:outline-level="1"><text:bookmark-start text:name="sub:Traditional_Methods"/>Traditional Methods<text:bookmark-end text:name="sub:Traditional_Methods"/></text:h>
      <text:h text:style-name="Heading2" text:outline-level="2"><text:bookmark-start text:name="sub:Steam_reformation"/>Methane steam<text:s/>reformation<text:bookmark-end text:name="sub:Steam_reformation"/></text:h>
      <text:p text:style-name="Firstparagraph">Here we will look at the process of methane steam reformation, the most commonly used synthesis of hydrogen by industry. This section will discuss the common conditions under which the reaction is done, and why this reaction does not solve the<text:s/>current issue that the review is discussing. We will also find why this process is so widely used and what benefits it has over other lesser used techniques.</text:p>
      <text:h text:style-name="Heading2" text:outline-level="2"><text:bookmark-start text:name="sub:Uncatalysed_electrolysis"/>Uncatalysed electrolysis<text:bookmark-end text:name="sub:Uncatalysed_electrolysis"/></text:h>
      <text:p text:style-name="Firstparagraph">This section will discuss uncatalysed water splitting via electrolytic methods, with specific focus on why this method is an important foundation and the theory behind it. There will also be a discussion of why this method alone is not a suitable solution to the problem of using hydrogen in fuel cells.</text:p>
      <text:h text:style-name="Heading2" text:outline-level="2"><text:bookmark-start text:name="sub:enzyme_catalysed_production"/>Enzyme catalysed production<text:bookmark-end text:name="sub:enzyme_catalysed_production"/></text:h>
      <text:p text:style-name="Firstparagraph">This will discuss how the<text:s/>[FeFe]-hydrogenases<text:s/>can generate molecular hydrogen in the body as a molecule for energy storage. It will discuss the mechanism of this process, the transition metal<text:s/>centers<text:s/>employed as well as how it came to be, the biological significance of hydrogen and also some attempts to replicate this using bioinorganic chemistry. We can also discuss the application of using organisms to generate hydrogen industrially.</text:p>
      <text:h text:style-name="Heading2" text:outline-level="2"><text:bookmark-start text:name="sub:discussion_trad"/>Discussion<text:bookmark-end text:name="sub:discussion_trad"/></text:h>
      <text:p text:style-name="Firstparagraph">In this section we will discuss and evaluate the current methods, their drawbacks and the reason that none of these methods can currently meet the demands of a hydrogen fuel-based society. We will also outline the criteria that an alternative method must be able to meet in order to be a viable solution to energy efficient production<text:s/>of hydrogen for use in fuel cells.</text:p>
      <text:h text:style-name="Heading1" text:outline-level="1"><text:bookmark-start text:name="sub:ch4_methods"/><text:soft-page-break/>methods<text:bookmark-end text:name="sub:ch4_methods"/></text:h>
      <text:h text:style-name="Heading2" text:outline-level="2"><text:bookmark-start text:name="sub:Thermal_decomposition_methods"/>Thermal decomposition methods<text:bookmark-end text:name="sub:Thermal_decomposition_methods"/></text:h>
      <text:p text:style-name="Firstparagraph">In this section we will look at the synthesis of catalyst. We will then look at the differing temperatures for producing given different ratios for each . We will then look at a comparison between the various with the use of pure in terms of the temperature required for production of . Finally we will discuss the advantages and disadvantages of the catalysts for production of .</text:p>
      <text:h text:style-name="Heading2" text:outline-level="2"><text:bookmark-start text:name="sub:Radical_chain_reactions"/>Radical chain reactions<text:bookmark-end text:name="sub:Radical_chain_reactions"/></text:h>
      <text:p text:style-name="Firstparagraph">Here we will start by<text:s/>discussing the pros and cons of free radical chemistry and the general reaction pathway. We will then talk about how the use of each of the catalysts can change the reaction conditions and pathway, and give the advantages and the disadvantages 0f the method and its greenness.</text:p>
      <text:h text:style-name="Heading2" text:outline-level="2"><text:bookmark-start text:name="sub:discussion_meth"/>Discussion<text:bookmark-end text:name="sub:discussion_meth"/></text:h>
      <text:p text:style-name="Firstparagraph">This section will deal with evaluating the methane decomposition methods given above; why they are relevant and which shows more promise. The work outlining each method will be briefly discussed, relating each of them back to how they can provide a solution to the initial problem and where they fall short.</text:p>
      <text:h text:style-name="Heading1" text:outline-level="1"><text:bookmark-start text:name="sub:h2o_methods"/>methods<text:bookmark-end text:name="sub:h2o_methods"/></text:h>
      <text:h text:style-name="Heading2" text:outline-level="2"><text:bookmark-start text:name="sub:Using_ce_Co_N4_Py_H2O_PF6_3_as_a_cat"/>Using as a catalyst<text:bookmark-end text:name="sub:Using_ce_Co_N4_Py_H2O_PF6_3_as_a_cat"/></text:h>
      <text:p text:style-name="Firstparagraph">We will begin by discussing the synthetic method for producing this catalyst and similar catalysts along with their redox potentials. We will include discussion of the thermodynamics of the method for producing H2 from H2O, the rate of H2 production and how pH affects it.</text:p>
      <text:h text:style-name="Heading2" text:outline-level="2"><text:bookmark-start text:name="sub:Using_ce_GaN_in_photolytic_ce_H2_pro"/>Using in photolytic production<text:bookmark-end text:name="sub:Using_ce_GaN_in_photolytic_ce_H2_pro"/></text:h>
      <text:p text:style-name="Firstparagraph">This method needs to include how the compound is made and the relevance of the N3- conduction and valence-band to the oxidation and reduction potentials of H2O. The thermodynamics of the process and its rate of reaction along with the reaction conditions and its efficiency are also important to this approach and will be analysed. Another point to include is the advantages of the reaction like its greenness but also its disadvantages such as power usage, degradation of the Xe lamp and poor rate of reaction.</text:p>
      <text:h text:style-name="Heading2" text:outline-level="2"><text:bookmark-start text:name="sub:Photocatalysts_for_ce_H2O_splitting_"/>Photocatalysts for splitting with graphene oxide-<text:bookmark-end text:name="sub:Photocatalysts_for_ce_H2O_splitting_"/></text:h>
      <text:p text:style-name="Firstparagraph">We will start with a comparison of the initial<text:s/>activity of hydrogen for various metal sulphide catalysts with differing methods of loading a Pt co-catalyst. We will then look at CuGaS2 in particular, comparing the initial H2 activity under different conditions (i.e. with or without Pt and with or without a reduced graphene oxide (RGO)-TiO2 co-catalyst). Next we will look at a comparison of various metal co-catalysts with Pt. Finally evaluate the advantages and<text:s/><text:soft-page-break/>disadvantages of metal sulphide and RGO-TiO2 co-catalysts.</text:p>
      <text:h text:style-name="Heading2" text:outline-level="2"><text:bookmark-start text:name="sub:Dehydrogenation_of_methanol_in_ce_Me"/>Dehydrogenation of methanol in using with a chelating ligand as a catalyst<text:bookmark-end text:name="sub:Dehydrogenation_of_methanol_in_ce_Me"/></text:h>
      <text:p text:style-name="Firstparagraph">We will start by looking at the generation of the catalyst, its use in the catalytic cycle which produces H2. Then we will look at the rate, thermodynamics and yield of the reaction. Finally we will give some analysis of the advantages and disadvantages of this method and its greenness.</text:p>
      <text:h text:style-name="Heading2" text:outline-level="2"><text:bookmark-start text:name="sub:Thermo_photo_catalytic_water_splitti"/>Thermo-photo catalytic water splitting reactions using methanol as the sacrificial reagent<text:bookmark-end text:name="sub:Thermo_photo_catalytic_water_splitti"/></text:h>
      <text:p text:style-name="Firstparagraph">We will start by looking at the generation of the NiOX/TiO2 and its use in the thermo-photo<text:s/>catalytic water splitting with methanol as the sacrificial agent on a light-diffuse-reflection SiO2 substrate. Then we will look at the effect of conditions on yield and the optimum production rate achieved. Finally give some analysis of the advantages and<text:s/>disadvantages of this method compared to the traditional methane reformation method and consider the sustainability of this process taking into account the 12 principles of green chemistry.</text:p>
      <text:h text:style-name="Heading2" text:outline-level="2"><text:bookmark-start text:name="sub:discussion_water"/>Discussion<text:bookmark-end text:name="sub:discussion_water"/></text:h>
      <text:p text:style-name="Firstparagraph">Here will be a discussion of the several methods outlined above; how they can solve the challenges presented by a hydrogen-fuelled society and how they cannot.</text:p>
      <text:h text:style-name="Heading1" text:outline-level="1"><text:bookmark-start text:name="sec:discussion"/>Discussion<text:bookmark-end text:name="sec:discussion"/></text:h>
      <text:p text:style-name="Firstparagraph">This section will look broadly at the two methods which have been outlined in the chapters above. We will look at which approach has more promise and more viable solutions to the question, as well as where they both fall short of meeting the task. Finally there will be a discussion of the challenges associated with making these techniques scalable.</text:p>
      <text:h text:style-name="Heading2" text:outline-level="2"><text:bookmark-start text:name="sub:why_this_work_is_important"/>Why this work is important<text:bookmark-end text:name="sub:why_this_work_is_important"/></text:h>
      <text:p text:style-name="Firstparagraph">We will also outline the importance of this work in context, why this research has been done and where there needs to be more research</text:p>
      <text:h text:style-name="Heading1" text:outline-level="1"><text:bookmark-start text:name="sec:conclusion"/>Conclusion<text:bookmark-end text:name="sec:conclusion"/></text:h>
      <text:h text:style-name="Heading2" text:outline-level="2"><text:bookmark-start text:name="sub:evolution_of_the_most_promising_meth"/>Evolution of the most promising methodology<text:bookmark-end text:name="sub:evolution_of_the_most_promising_meth"/></text:h>
      <text:h text:style-name="Heading2" text:outline-level="2"><text:bookmark-start text:name="sub:future_innovations"/>Future innovations<text:bookmark-end text:name="sub:future_innovations"/></text:h>
      <text:p text:style-name="Firstparagraph">Innov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tarSymbol" svg:font-family="StarSymbol" style:font-family-generic="system"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Title" style:display-name="Titl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 comparison of methane decomposition and water-splitting reaction methods as a means to produce molecular hydrogen.</dc:title>
    <dc:description/>
    <dc:subject/>
    <meta:initial-creator>E. Lunnon, W. Ogle, A. Nicholson, N. Simons</meta:initial-creator>
    <dc:creator>Ellis Lunnon</dc:creator>
    <meta:creation-date>2020-10-20T18:29:00Z</meta:creation-date>
    <dc:date>2020-10-20T18:33:00Z</dc:date>
    <meta:template xlink:href="Normal.dotm" xlink:type="simple"/>
    <meta:editing-cycles>2</meta:editing-cycles>
    <meta:editing-duration>PT120S</meta:editing-duration>
    <meta:user-defined meta:name="bibliography"/>
    <meta:document-statistic meta:page-count="3" meta:paragraph-count="12" meta:word-count="904" meta:character-count="6050" meta:row-count="42" meta:non-whitespace-character-count="5158"/>
  </office:meta>
</office:document-meta>
</file>